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Kochi Mincho" svg:font-family="'Kochi Mincho'" style:font-pitch="variable"/>
    <style:font-face style:name="Verdana" svg:font-family="Verdana" style:font-family-generic="swiss" style:font-pitch="variable"/>
    <style:font-face style:name="Lucidasans" svg:font-family="Lucidasans" style:font-family-generic="system" style:font-pitch="variable"/>
    <style:font-face style:name="東風ゴシック" svg:font-family="東風ゴシック" style:font-family-generic="system" style:font-pitch="variable"/>
    <style:font-face style:name="東風明朝" svg:font-family="東風明朝" style:font-family-generic="system" style:font-pitch="variable"/>
  </office:font-face-decls>
  <office:automatic-styles>
    <style:style style:name="P1" style:family="paragraph" style:parent-style-name="Standard">
      <style:text-properties style:font-name="Kochi Mincho" fo:font-size="12pt" fo:letter-spacing="0.176cm" fo:font-style="italic" fo:font-weight="normal" style:letter-kerning="false" fo:background-color="transparent" style:font-name-asian="Kochi Mincho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style:font-name="Kochi Mincho" fo:font-size="12pt" fo:letter-spacing="0.176cm" fo:font-style="italic" fo:font-weight="normal" style:letter-kerning="false" fo:background-color="transparent" style:font-name-asian="Kochi Mincho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margin-left="0.199cm" fo:margin-right="0cm" fo:text-indent="0cm" style:auto-text-indent="false"/>
      <style:text-properties style:font-name="Kochi Mincho" fo:font-size="12pt" fo:letter-spacing="0.176cm" fo:font-style="italic" fo:font-weight="normal" style:letter-kerning="false" fo:background-color="transparent" style:font-name-asian="Kochi Mincho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平成18年度　2007年1月1日から2009年4月31日まで　特定非営利活動に係る事業会計収支計算書　〈収入〉　123　【支出・収支】　456　昭和　789　寄</text:p>
      <text:p text:style-name="P1">付</text:p>
      <text:p text:style-name="P3">金　012　会費　345　機構・入会金　&lt;678&gt;　￥　《入会金》　(901)　事業収入　[234]　助金　等　地方公共団体　 <text:s text:c="2"/></text:p>
      <text:p text:style-name="P1"><text:s/>補助金　民間助成金　雑金　利子　利息　預り金　収</text:p>
      <text:p text:style-name="P1">益</text:p>
      <text:p text:style-name="P1">事業　会計　参加費　借り入れ金　合計　当期　『科目』　金</text:p>
      <text:p text:style-name="P1">額　支出の部　合計の開講経常収入　売り上げ　商品売　販売　単</text:p>
      <text:p text:style-name="P1">位　円　61,548,790　432,978,056 支出の部　</text:p>
      <text:p text:style-name="P1">65人×12ヶ月講座</text:p>
      <text:p text:style-name="P1">都道府県　市町村　△　家賃　（レンタル料）　「賃貸借」１２３４５６７８９０一億二千三百四十五万六千七百八十九 手当て 払い戻し　返却　受け取り　</text:p>
      <text:p text:style-name="P1">7,450,701 196,489 721,112 1,100 9,854,429 9,432,769,593 1,722 560,873,840 431,220,539 </text:p>
      <text:p text:style-name="P1">9,524,205 [3,648,867,409] 15,570,960,350 89,104,089 60,004 44,664,904 19,398 </text:p>
      <text:p text:style-name="P1">21,448,293,076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Kochi Mincho" svg:font-family="'Kochi Mincho'" style:font-pitch="variable"/>
    <style:font-face style:name="Verdana" svg:font-family="Verdana" style:font-family-generic="swiss" style:font-pitch="variable"/>
    <style:font-face style:name="Lucidasans" svg:font-family="Lucidasans" style:font-family-generic="system" style:font-pitch="variable"/>
    <style:font-face style:name="東風ゴシック" svg:font-family="東風ゴシック" style:font-family-generic="system" style:font-pitch="variable"/>
    <style:font-face style:name="東風明朝" svg:font-family="東風明朝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東風明朝" style:font-size-asian="10.5pt" style:language-asian="ja" style:country-asian="JP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東風ゴシック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k Bennett</meta:initial-creator>
    <meta:creation-date>2008-03-20T17:13:38</meta:creation-date>
    <dc:creator>Frank Bennett</dc:creator>
    <dc:date>2008-03-25T03:16:42</dc:date>
    <meta:printed-by>Frank Bennett</meta:printed-by>
    <meta:print-date>2008-03-23T11:27:14</meta:print-date>
    <meta:editing-cycles>59</meta:editing-cycles>
    <meta:editing-duration>P1DT3H47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53" meta:character-count="581"/>
  </office:meta>
</office:document-meta>
</file>